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50%" fo:text-align="start" style:justify-single-word="false" style:writing-mode="lr-tb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illanelle of Mediocre Embarrassment</text:p>
      <text:p text:style-name="P2"/>
      <text:p text:style-name="P2">I wanted her head on a plate</text:p>
      <text:p text:style-name="P2">this happened 10 years ago on my 17<text:span text:style-name="T1">th</text:span> birthday,</text:p>
      <text:p text:style-name="P2">but surprisingly they meant to celebrate</text:p>
      <text:p text:style-name="P2"/>
      <text:p text:style-name="P2">I was asking for a surprise party</text:p>
      <text:p text:style-name="P2">and indeed they surprised me at bay</text:p>
      <text:p text:style-name="P2">but, I wanted her head on a plate</text:p>
      <text:p text:style-name="P2"/>
      <text:p text:style-name="P2">It was me and her and another four at that party</text:p>
      <text:p text:style-name="P2">eighty four long braided pony tails</text:p>
      <text:p text:style-name="P2">surprisingly they meant to celebrate</text:p>
      <text:p text:style-name="P2"/>
      <text:p text:style-name="P2">My friends found me at a lost of clarity</text:p>
      <text:p text:style-name="P2">She had come to my party with wavy hair</text:p>
      <text:p text:style-name="P2">and I for my part, wanted her head on a plate</text:p>
      <text:p text:style-name="P2"/>
      <text:p text:style-name="P2">Two wooden axes I had brought from Romany</text:p>
      <text:p text:style-name="P2">on a neck that used to house 84 embroidered braids</text:p>
      <text:p text:style-name="P2">surprisingly though, they meant to celebrate.</text:p>
      <text:p text:style-name="P2"/>
      <text:p text:style-name="P2">I had raised the axes in my inner ceremony</text:p>
      <text:p text:style-name="P2">a sacrifice uncalled for by my friends,</text:p>
      <text:p text:style-name="P2">for unknown reason, I had wanted her head on a plate,</text:p>
      <text:p text:style-name="P2">surprisingly (still) I had meant to decapitate...</text:p>
      <text:p text:style-name="P2"/>
      <text:p text:style-name="P2">*** a Phase of Denial – based on a true event, wait no scratch that, this had never happened, although it did – wait no that's not what I meant, this event never occurred except that it did, OK screw this shit – it happened – are you happy now? *** (Worst case of denial ever to be recorded on the pages of history – for certain) – (The only similar case could be the Riventrop-Molotov official and unofficial treaties which post factum “Everybody” knew its outcome would destroy the German army in the Russian front...)</text:p>
      <text:p text:style-name="P2"/>
      <text:p text:style-name="P2">*** a phase of relief – now they forgot how crappy the villanelle turned out to b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oZooL Obliterator</meta:initial-creator>
    <meta:creation-date>2009-01-17T17:06:32.31</meta:creation-date>
    <dc:date>2009-01-17T17:30:45.84</dc:date>
    <dc:creator>OoZooL Obliterator</dc:creator>
    <meta:editing-duration>PT00H00M53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22" meta:word-count="272" meta:character-count="1423"/>
    <meta:user-defined meta:name="Info 1"/>
    <meta:user-defined meta:name="Info 2"/>
    <meta:user-defined meta:name="Info 3"/>
    <meta:user-defined meta:name="Info 4"/>
  </office:meta>
</office:document-meta>
</file>